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3e220" officeooo:paragraph-rsid="0013e220"/>
    </style:style>
    <style:style style:name="P2" style:family="paragraph" style:parent-style-name="Standard">
      <style:text-properties officeooo:rsid="00155905" officeooo:paragraph-rsid="00155905"/>
    </style:style>
    <style:style style:name="P3" style:family="paragraph" style:parent-style-name="Standard">
      <style:text-properties officeooo:rsid="001693e3" officeooo:paragraph-rsid="0013e220"/>
    </style:style>
    <style:style style:name="P4" style:family="paragraph" style:parent-style-name="Standard">
      <style:text-properties officeooo:rsid="001693e3" officeooo:paragraph-rsid="001693e3"/>
    </style:style>
    <style:style style:name="P5" style:family="paragraph" style:parent-style-name="Standard">
      <style:text-properties officeooo:rsid="0016b21b" officeooo:paragraph-rsid="0016b21b"/>
    </style:style>
    <style:style style:name="T1" style:family="text">
      <style:text-properties officeooo:rsid="001693e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rst, group sequences that are at least 62% similar</text:p>
      <text:p text:style-name="P1"/>
      <text:p text:style-name="P1">BLOSUM62 substitution matrix</text:p>
      <text:p text:style-name="P1"/>
      <text:p text:style-name="P1"/>
      <text:p text:style-name="P1"/>
      <text:p text:style-name="P1"/>
      <text:p text:style-name="P1"/>
      <text:p text:style-name="P1"/>
      <text:p text:style-name="P1">with sequences aligned: </text:p>
      <text:p text:style-name="P1">go through column by column</text:p>
      <text:p text:style-name="P1"/>
      <text:p text:style-name="P1">just calculate score per column based on substitution matrix? </text:p>
      <text:p text:style-name="P1"/>
      <text:p text:style-name="P1"/>
      <text:p text:style-name="P1">Si,j = max(<text:tab/><text:tab/><text:tab/>)</text:p>
      <text:p text:style-name="P3"/>
      <text:p text:style-name="P1"/>
      <text:p text:style-name="P2">due to hydrophobic interactions, etc., scoring matrix of 1 for match, zero for mismatch is not nuanced enough for proteins</text:p>
      <text:p text:style-name="P2"/>
      <text:p text:style-name="P2">instead of theoretically predicting, we derive this substitution matrix by directly computing actual substitution rates from real protein sequence alignments</text:p>
      <text:p text:style-name="P2"/>
      <text:p text:style-name="P2"/>
      <text:p text:style-name="P2"/>
      <text:p text:style-name="P2">calculating log-odds ratio: </text:p>
      <text:p text:style-name="P2"/>
      <text:p text:style-name="P2">step 1: count frequency of each AA</text:p>
      <text:p text:style-name="P2">step 2: count frequency of each AA pair</text:p>
      <text:p text:style-name="P2">step 3: count the observed frequency of AA pairs</text:p>
      <text:p text:style-name="P2">step 4: count the expected frequency of AA pairs</text:p>
      <text:p text:style-name="P2">step 5: <text:span text:style-name="T1">calculate the log-odd ratio</text:span></text:p>
      <text:p text:style-name="P2"/>
      <text:p text:style-name="P2"><text:a xlink:type="simple" xlink:href="https://www.youtube.com/watch?v=ZUjAKgVrir4" text:style-name="Internet_20_link" text:visited-style-name="Visited_20_Internet_20_Link">https://www.youtube.com/watch?v=ZUjAKgVrir4</text:a></text:p>
      <text:p text:style-name="P2">figure at 5:13</text:p>
      <text:p text:style-name="P2"/>
      <text:p text:style-name="P2"/>
      <text:p text:style-name="P2"/>
      <text:p text:style-name="P2">we aren’t assembling our own substitution matrix, right? we’re using the pre-established BLOSUM matrix? I think so</text:p>
      <text:p text:style-name="P2"/>
      <text:p text:style-name="P4">log-odds ratio: <text:tab/><text:tab/>observed frequencies over expected frequencies, take log of this</text:p>
      <text:p text:style-name="P4"/>
      <text:p text:style-name="P4">how likely A to B substitution is, considering background substitutions (???)</text:p>
      <text:p text:style-name="P4"/>
      <text:p text:style-name="P4">positive score in substitution matrix means this swap is more likely than random, negative score means less likely than random</text:p>
      <text:p text:style-name="P4"/>
      <text:p text:style-name="P4">“62” in BLOSUM62 means that the substitution matrix is build with sequences that are at least 62% similar</text:p>
      <text:p text:style-name="P4"/>
      <text:p text:style-name="P4"><text:soft-page-break/>this is descriptive of the matrix (how it was built) – the “62” is not anything you have to implement when using the matrix</text:p>
      <text:p text:style-name="P4"/>
      <text:p text:style-name="P4"/>
      <text:p text:style-name="P4"/>
      <text:p text:style-name="P4">WHAT I NEED TO DO: </text:p>
      <text:p text:style-name="P4"/>
      <text:p text:style-name="P4">-store substitution matrix in a data structure</text:p>
      <text:p text:style-name="P4">-use substitution matrix to </text:p>
      <text:p text:style-name="P4"/>
      <text:p text:style-name="P4"/>
      <text:p text:style-name="P4"/>
      <text:p text:style-name="P4">-my program needs to calculate a sum of pairs score for this file containing 3 sequences</text:p>
      <text:p text:style-name="P4">-I am using the BLOSUM62 substitution matrix to calculate this score</text:p>
      <text:p text:style-name="P4"/>
      <text:p text:style-name="P4">---question: do all 3 at once? Two most similar, then consensus sequence, then with other? Hmmm….</text:p>
      <text:p text:style-name="P4"/>
      <text:p text:style-name="P5">Sum of pairs score for a multiple alignment – you sum up the pairwise scores </text:p>
      <text:p text:style-name="P5"><text:tab/>what precisely does this mean? 3 scores per column? <text:tab/></text:p>
      <text:p text:style-name="P5"/>
      <text:p text:style-name="P5">CHECK – we are just calculating score as-is, not finding an alignment, correct? </text:p>
      <text:p text:style-name="P5"/>
      <text:p text:style-name="P5"/>
      <text:p text:style-name="P5">TAKE A PRE-ESTABLISHED BLOSUM62 MATRIX</text:p>
      <text:p text:style-name="P5">USE IT TO SCORE YOUR MSA</text:p>
      <text:p text:style-name="P5"/>
      <text:p text:style-name="P5">take a column<text:tab/><text:tab/>you have 3 AA residues<text:tab/>you also have a stored substitution matrix</text:p>
      <text:p text:style-name="P5"/>
      <text:p text:style-name="P5">you can calculate the score between any two of the 3 in the column</text:p>
      <text:p text:style-name="P5"/>
      <text:p text:style-name="P5">once you have the column score, you sum the columns to get the overall sum of pairs score</text:p>
      <text:p text:style-name="P5"/>
      <text:p text:style-name="P5">the only part I am unclear on is how you score the 3 in the column…</text:p>
      <text:p text:style-name="P5"><text:tab/>best two, then add in third? What are best two? Always same two strands? Etc. 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00:31:51.810502862</meta:creation-date>
    <dc:date>2018-10-18T07:53:25.470351961</dc:date>
    <meta:editing-duration>PT5H39M33S</meta:editing-duration>
    <meta:editing-cycles>1</meta:editing-cycles>
    <meta:document-statistic meta:table-count="0" meta:image-count="0" meta:object-count="0" meta:page-count="2" meta:paragraph-count="38" meta:word-count="403" meta:character-count="2403" meta:non-whitespace-character-count="2019"/>
    <meta:generator>LibreOffice/6.0.3.2$Linux_X86_64 LibreOffice_project/00m0$Build-2</meta:generator>
  </office:meta>
</office:document-meta>
</file>